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008000000082AA353A8.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105" style:family="graphic" style:parent-style-name="standard">
      <style:graphic-properties draw:textarea-horizontal-align="justify" draw:textarea-vertical-align="middle" draw:auto-grow-height="false" fo:min-height="1.338cm" fo:min-width="4.58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972cm" fo:min-width="2.993cm" style:writing-mode="lr-tb" loext:decorative="false"/>
      <style:paragraph-properties style:writing-mode="lr-tb"/>
    </style:style>
    <style:style style:name="gr107" style:family="graphic">
      <style:graphic-properties style:writing-mode="lr-tb" loext:decorative="false"/>
    </style:style>
    <style:style style:name="gr108" style:family="graphic" style:parent-style-name="standard">
      <style:graphic-properties draw:textarea-horizontal-align="justify" draw:textarea-vertical-align="middle" draw:auto-grow-height="false" fo:min-height="5.637cm" fo:min-width="2.357cm" style:writing-mode="lr-tb" loext:decorative="false"/>
      <style:paragraph-properties style:writing-mode="lr-tb"/>
    </style:style>
    <style:style style:name="gr109" style:family="graphic" style:parent-style-name="objectwithoutfill">
      <style:graphic-properties draw:fill="none" draw:textarea-vertical-align="middle" loext:decorative="false"/>
    </style:style>
    <style:style style:name="gr110"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738cm" loext:decorative="false"/>
      <style:paragraph-properties style:writing-mode="lr-tb"/>
    </style:style>
    <style:style style:name="gr112" style:family="graphic" style:parent-style-name="standard">
      <style:graphic-properties draw:fill="solid" draw:fill-color="#00a933" draw:textarea-horizontal-align="justify" draw:textarea-vertical-align="middle" draw:auto-grow-height="false" fo:min-height="0cm" fo:min-width="0cm" loext:decorative="false"/>
    </style:style>
    <style:style style:name="gr113" style:family="graphic" style:parent-style-name="standard">
      <style:graphic-properties draw:textarea-horizontal-align="justify" draw:textarea-vertical-align="middle" draw:auto-grow-height="false" fo:min-height="0.703cm" fo:min-width="3.31cm" style:writing-mode="lr-tb" loext:decorative="false"/>
      <style:paragraph-properties style:writing-mode="lr-tb"/>
    </style:style>
    <style:style style:name="gr114" style:family="graphic" style:parent-style-name="standard">
      <style:graphic-properties draw:textarea-horizontal-align="justify" draw:textarea-vertical-align="middle" draw:auto-grow-height="false" fo:min-height="1.338cm" fo:min-width="2.898cm" style:writing-mode="lr-tb" loext:decorative="false"/>
      <style:paragraph-properties style:writing-mode="lr-tb"/>
    </style:style>
    <style:style style:name="gr115" style:family="graphic" style:parent-style-name="objectwithoutfill">
      <style:graphic-properties draw:marker-end="Arrowheads_20_9" draw:marker-end-width="0.3cm" draw:fill="none" draw:textarea-vertical-align="middle" loext:decorative="false"/>
    </style:style>
    <style:style style:name="gr116" style:family="graphic" style:parent-style-name="objectwithoutfill">
      <style:graphic-properties draw:marker-start="" draw:marker-end="Arrowheads_20_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645cm" fo:min-width="3.864cm" loext:decorative="false"/>
      <style:paragraph-properties style:writing-mode="lr-tb"/>
    </style:style>
    <style:style style:name="gr118" style:family="graphic" style:parent-style-name="standard">
      <style:graphic-properties draw:opacity="26%" draw:textarea-horizontal-align="justify" draw:textarea-vertical-align="middle" draw:auto-grow-height="false" fo:min-height="10.228cm" fo:min-width="20.455cm" loext:decorative="false"/>
    </style:style>
    <style:style style:name="gr119" style:family="graphic" style:parent-style-name="standard">
      <style:graphic-properties draw:marker-start="Arrow_20_large" draw:textarea-vertical-align="middle" loext:decorative="false"/>
    </style:style>
    <style:style style:name="gr120" style:family="graphic" style:parent-style-name="standard">
      <style:graphic-properties draw:marker-start="Arrow_20_large" draw:marker-end="" draw:textarea-vertical-align="middle" loext:decorative="false"/>
    </style:style>
    <style:style style:name="gr121" style:family="graphic" style:parent-style-name="standard">
      <style:graphic-properties draw:textarea-horizontal-align="justify" draw:textarea-vertical-align="middle" draw:auto-grow-height="false" fo:min-height="1.338cm" fo:min-width="5.85cm" style:writing-mode="lr-tb" loext:decorative="false"/>
      <style:paragraph-properties style:writing-mode="lr-tb"/>
    </style:style>
    <style:style style:name="gr122" style:family="graphic" style:parent-style-name="standard">
      <style:graphic-properties draw:marker-start="Arrowheads_20_3" draw:marker-end="Arrowheads_20_3" draw:textarea-vertical-align="middle" loext:decorative="false"/>
    </style:style>
    <style:style style:name="gr123" style:family="graphic" style:parent-style-name="standard">
      <style:graphic-properties svg:stroke-width="0cm" draw:marker-end="Arrow_20_large" draw:textarea-vertical-align="middle" draw:shadow-offset-x="0.203cm" draw:shadow-offset-y="0.203cm" loext:decorative="false"/>
    </style:style>
    <style:style style:name="gr124" style:family="graphic" style:parent-style-name="standard">
      <style:graphic-properties draw:fill="solid" draw:fill-color="#b2b2b2" draw:textarea-horizontal-align="justify" draw:textarea-vertical-align="middle" draw:auto-grow-height="false" fo:min-height="20.705cm" fo:min-width="26.805cm" loext:decorative="false"/>
    </style:style>
    <style:style style:name="gr125" style:family="graphic" style:parent-style-name="standard">
      <style:graphic-properties draw:fill="solid" draw:fill-color="#dddddd" draw:textarea-horizontal-align="justify" draw:textarea-vertical-align="middle" draw:auto-grow-height="false" fo:min-height="8.64cm" fo:min-width="25.123cm" loext:decorative="false"/>
    </style:style>
    <style:style style:name="gr126" style:family="graphic" style:parent-style-name="standard">
      <style:graphic-properties draw:textarea-horizontal-align="justify" draw:textarea-vertical-align="middle" draw:auto-grow-height="false" fo:min-height="1.338cm" fo:min-width="4.803cm" style:writing-mode="lr-tb" loext:decorative="false"/>
      <style:paragraph-properties style:writing-mode="lr-tb"/>
    </style:style>
    <style:style style:name="gr127" style:family="graphic" style:parent-style-name="standard">
      <style:graphic-properties draw:textarea-horizontal-align="justify" draw:textarea-vertical-align="middle" draw:auto-grow-height="false" fo:min-height="1.338cm" fo:min-width="1.723cm" loext:decorative="false"/>
    </style:style>
    <style:style style:name="gr128" style:family="graphic" style:parent-style-name="standard">
      <style:graphic-properties draw:textarea-horizontal-align="justify" draw:textarea-vertical-align="middle" draw:auto-grow-height="false" fo:min-height="1.338cm" fo:min-width="1.723cm" style:writing-mode="lr-tb" loext:decorative="false"/>
      <style:paragraph-properties style:writing-mode="lr-tb"/>
    </style:style>
    <style:style style:name="gr129" style:family="graphic" style:parent-style-name="standard">
      <style:graphic-properties svg:stroke-width="0cm" draw:marker-start="Arrowheads_20_3" draw:marker-end="Arrowheads_20_3" draw:textarea-vertical-align="middle" loext:decorative="false"/>
    </style:style>
    <style:style style:name="gr130" style:family="graphic" style:parent-style-name="standard">
      <style:graphic-properties draw:textarea-horizontal-align="justify" draw:textarea-vertical-align="middle" draw:auto-grow-height="false" fo:min-height="1.348cm" fo:min-width="2.357cm" style:writing-mode="lr-tb" loext:decorative="false"/>
      <style:paragraph-properties style:writing-mode="lr-tb"/>
    </style:style>
    <style:style style:name="gr131" style:family="graphic" style:parent-style-name="standard">
      <style:graphic-properties draw:textarea-horizontal-align="justify" draw:textarea-vertical-align="middle" draw:auto-grow-height="false" fo:min-height="0.817cm" fo:min-width="2.523cm" style:writing-mode="lr-tb" loext:decorative="false"/>
      <style:paragraph-properties style:writing-mode="lr-tb"/>
    </style:style>
    <style:style style:name="gr132" style:family="graphic" style:parent-style-name="standard">
      <style:graphic-properties draw:textarea-horizontal-align="justify" draw:textarea-vertical-align="middle" draw:auto-grow-height="false" fo:min-height="1.205cm" fo:min-width="3.31cm" style:writing-mode="lr-tb" loext:decorative="false"/>
      <style:paragraph-properties style:writing-mode="lr-tb"/>
    </style:style>
    <style:style style:name="gr133" style:family="graphic" style:parent-style-name="standard">
      <style:graphic-properties draw:textarea-horizontal-align="justify" draw:textarea-vertical-align="middle" draw:auto-grow-height="false" fo:min-height="0.563cm" fo:min-width="0.611cm" loext:decorative="false"/>
    </style:style>
    <style:style style:name="gr134" style:family="graphic" style:parent-style-name="standard">
      <style:graphic-properties draw:textarea-horizontal-align="justify" draw:textarea-vertical-align="middle" draw:auto-grow-height="false" fo:min-height="0cm" fo:min-width="0.287cm" loext:decorative="false"/>
    </style:style>
    <style:style style:name="gr135" style:family="graphic" style:parent-style-name="objectwithoutfill">
      <style:graphic-properties draw:marker-end="Arrowheads_20_10" draw:marker-end-width="0.3cm" draw:fill="none" draw:textarea-vertical-align="middle" loext:decorative="false"/>
    </style:style>
    <style:style style:name="gr136" style:family="graphic" style:parent-style-name="standard">
      <style:graphic-properties draw:fill="solid" draw:fill-color="#dddddd" draw:textarea-horizontal-align="justify" draw:textarea-vertical-align="middle" draw:auto-grow-height="false" fo:min-height="8.64cm" fo:min-width="23.93cm" loext:decorative="false"/>
    </style:style>
    <style:style style:name="gr137" style:family="graphic" style:parent-style-name="standard">
      <style:graphic-properties draw:textarea-horizontal-align="justify" draw:textarea-vertical-align="middle" draw:auto-grow-height="false" fo:min-height="1.337cm" fo:min-width="1.722cm" loext:decorative="false"/>
    </style:style>
    <style:style style:name="gr138" style:family="graphic" style:parent-style-name="standard">
      <style:graphic-properties draw:textarea-horizontal-align="justify" draw:textarea-vertical-align="middle" draw:auto-grow-height="false" fo:min-height="0.199cm" fo:min-width="1.072cm" loext:decorative="false"/>
    </style:style>
    <style:style style:name="gr139" style:family="graphic" style:parent-style-name="standard">
      <style:graphic-properties svg:stroke-width="0cm" draw:marker-start="Arrow_20_large" draw:marker-end="" draw:textarea-vertical-align="middle" loext:decorative="false"/>
    </style:style>
    <style:style style:name="gr140" style:family="graphic" style:parent-style-name="standard">
      <style:graphic-properties draw:textarea-horizontal-align="justify" draw:textarea-vertical-align="middle" draw:auto-grow-height="false" fo:min-height="1.338cm" fo:min-width="2.675cm" style:writing-mode="lr-tb" loext:decorative="false"/>
      <style:paragraph-properties style:writing-mode="lr-tb"/>
    </style:style>
    <style:style style:name="gr141" style:family="graphic" style:parent-style-name="standard">
      <style:graphic-properties draw:marker-end="Arrow_20_large" draw:textarea-vertical-align="middle" loext:decorative="false"/>
    </style:style>
    <style:style style:name="gr142" style:family="graphic" style:parent-style-name="standard">
      <style:graphic-properties draw:textarea-horizontal-align="justify" draw:textarea-vertical-align="middle" draw:auto-grow-height="false" fo:min-height="1.655cm" fo:min-width="3.627cm" style:writing-mode="lr-tb" loext:decorative="false"/>
      <style:paragraph-properties style:writing-mode="lr-tb"/>
    </style:style>
    <style:style style:name="gr143" style:family="graphic" style:parent-style-name="standard">
      <style:graphic-properties draw:textarea-horizontal-align="justify" draw:textarea-vertical-align="middle" draw:auto-grow-height="false" fo:min-height="2.607cm" fo:min-width="3.627cm" style:writing-mode="lr-tb"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2.371cm" fo:min-width="6.254cm" loext:decorative="false"/>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949cm" fo:min-width="4.426cm" loext:decorative="false"/>
      <style:paragraph-properties style:writing-mode="lr-tb"/>
    </style:style>
    <style:style style:name="gr146" style:family="graphic" style:parent-style-name="standard">
      <style:graphic-properties draw:textarea-horizontal-align="justify" draw:textarea-vertical-align="middle" draw:auto-grow-height="false" fo:min-height="10.862cm" fo:min-width="9.66cm" loext:decorative="false"/>
    </style:style>
    <style:style style:name="gr147" style:family="graphic" style:parent-style-name="standard">
      <style:graphic-properties draw:stroke="none" svg:stroke-color="#000000" draw:fill="none" draw:fill-color="#ffffff" draw:auto-grow-height="true" draw:auto-grow-width="false" fo:min-height="0.702cm" loext:decorative="false"/>
      <style:paragraph-properties style:writing-mode="lr-tb"/>
    </style:style>
    <style:style style:name="gr148" style:family="graphic" style:parent-style-name="standard">
      <style:graphic-properties draw:fill="solid" draw:fill-color="#b4c7dc" draw:textarea-horizontal-align="justify" draw:textarea-vertical-align="middle" draw:auto-grow-height="false" fo:min-height="1.02cm" fo:min-width="5.532cm" loext:decorative="false"/>
      <style:paragraph-properties style:writing-mode="lr-tb"/>
    </style:style>
    <style:style style:name="gr149" style:family="graphic" style:parent-style-name="standard">
      <style:graphic-properties draw:fill="solid" draw:fill-color="#b4c7dc" draw:textarea-horizontal-align="justify" draw:textarea-vertical-align="middle" draw:auto-grow-height="false" fo:min-height="1.02cm" fo:min-width="5.533cm" loext:decorative="false"/>
      <style:paragraph-properties style:writing-mode="lr-tb"/>
    </style:style>
    <style:style style:name="gr150" style:family="graphic" style:parent-style-name="standard">
      <style:graphic-properties draw:fill="solid" draw:fill-color="#b4c7dc" draw:textarea-horizontal-align="left" draw:textarea-vertical-align="middle" draw:auto-grow-height="false" fo:min-height="1.02cm" fo:min-width="5.532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P58" style:family="paragraph">
      <loext:graphic-properties draw:fill="none" draw:fill-color="#ffffff"/>
    </style:style>
    <style:style style:name="P59" style:family="paragraph">
      <loext:graphic-properties draw:fill="solid" draw:fill-color="#00a933"/>
      <style:paragraph-properties fo:text-align="center"/>
    </style:style>
    <style:style style:name="P60" style:family="paragraph">
      <loext:graphic-properties draw:fill="none" draw:fill-color="#ffffff"/>
      <style:text-properties fo:font-size="10.5pt" style:font-size-asian="10.5pt" style:font-size-complex="10.5pt"/>
    </style:style>
    <style:style style:name="P61" style:family="paragraph">
      <loext:graphic-properties draw:opacity="26%"/>
      <style:paragraph-properties fo:text-align="center"/>
    </style:style>
    <style:style style:name="P62" style:family="paragraph">
      <loext:graphic-properties draw:fill="solid" draw:fill-color="#b2b2b2"/>
      <style:paragraph-properties fo:text-align="center"/>
    </style:style>
    <style:style style:name="P63" style:family="paragraph">
      <loext:graphic-properties draw:fill="solid" draw:fill-color="#dddddd"/>
      <style:paragraph-properties fo:text-align="center"/>
    </style:style>
    <style:style style:name="P64" style:family="paragraph">
      <style:paragraph-properties fo:text-align="center" style:writing-mode="lr-tb"/>
      <style:text-properties fo:font-size="14pt" style:font-size-asian="14pt" style:font-size-complex="14pt"/>
    </style:style>
    <style:style style:name="P65" style:family="paragraph">
      <loext:graphic-properties draw:fill="none" draw:fill-color="#ffffff"/>
      <style:text-properties fo:font-size="12pt"/>
    </style:style>
    <style:style style:name="P66" style:family="paragraph">
      <style:paragraph-properties fo:text-align="start"/>
    </style:style>
    <style:style style:name="P67" style:family="paragraph">
      <loext:graphic-properties draw:fill="solid" draw:fill-color="#b4c7dc"/>
      <style:paragraph-properties fo:text-align="start"/>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style:style style:name="T10"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8)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Owner</text:p>
          <text:p text:style-name="P38">Installed Plugins</text:p>
          <text:p text:style-name="P38">Properties for each installed plugin</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draw:page draw:name="page9" draw:style-name="dp1" draw:master-page-name="Default">
        <draw:custom-shape draw:style-name="gr105" draw:text-style-name="P37" xml:id="id75" draw:id="id75" draw:layer="layout" svg:width="5.08cm" svg:height="1.588cm" svg:x="14.316cm" svg:y="5.022cm">
          <text:p text:style-name="P3">Senses</text:p>
          <draw:enhanced-geometry svg:viewBox="0 0 21600 21600" draw:type="rectangle" draw:enhanced-path="M 0 0 L 21600 0 21600 21600 0 21600 0 0 Z N"/>
        </draw:custom-shape>
        <draw:custom-shape draw:style-name="gr106" draw:text-style-name="P37" xml:id="id76" draw:id="id76"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7" draw:id="id77" draw:layer="layout" svg:width="3.493cm" svg:height="2.222cm" svg:x="15.112cm" svg:y="8.3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8" draw:id="id78" draw:layer="layout" svg:width="3.493cm" svg:height="2.222cm" svg:x="21.145cm" svg:y="10.902cm">
          <text:p text:style-name="P3">Agent</text:p>
          <draw:enhanced-geometry svg:viewBox="0 0 21600 21600" draw:mirror-vertical="false" draw:mirror-horizontal="false" draw:type="rectangle" draw:enhanced-path="M 0 0 L 21600 0 21600 21600 0 21600 0 0 Z N"/>
        </draw:custom-shape>
        <draw:connector draw:style-name="gr100" draw:text-style-name="P3" draw:layer="layout" svg:x1="16.856cm" svg:y1="6.61cm" svg:x2="10.508cm" svg:y2="8.303cm" draw:start-shape="id75" draw:start-glue-point="2" draw:end-shape="id76" draw:end-glue-point="0" svg:d="M16856 6610v847h-6348v846" svg:viewBox="0 0 6349 1694">
          <text:p/>
        </draw:connector>
        <draw:connector draw:style-name="gr100" draw:text-style-name="P3" draw:layer="layout" svg:x1="16.856cm" svg:y1="6.61cm" svg:x2="16.858cm" svg:y2="8.302cm" draw:start-shape="id75" draw:start-glue-point="2" draw:end-shape="id77" draw:end-glue-point="0" svg:d="M16856 6610v846h2v846" svg:viewBox="0 0 3 1693">
          <text:p/>
        </draw:connector>
        <draw:connector draw:style-name="gr100" draw:text-style-name="P3" draw:layer="layout" draw:line-skew="-1.299cm" svg:x1="16.856cm" svg:y1="6.61cm" svg:x2="22.891cm" svg:y2="10.902cm" draw:start-shape="id75" draw:start-glue-point="2" draw:end-shape="id78" draw:end-glue-point="0" svg:d="M16856 6610v847h6035v3445" svg:viewBox="0 0 6036 4293">
          <text:p/>
        </draw:connector>
        <draw:g draw:style-name="gr107">
          <draw:custom-shape draw:style-name="gr108" draw:text-style-name="P37" draw:layer="layout" svg:width="2.857cm" svg:height="5.887cm" svg:x="9.08cm" svg:y="10.842cm">
            <text:p/>
            <draw:enhanced-geometry svg:viewBox="0 0 21600 21600" draw:type="rectangle" draw:enhanced-path="M 0 0 L 21600 0 21600 21600 0 21600 0 0 Z N"/>
          </draw:custom-shape>
          <draw:line draw:style-name="gr109" draw:text-style-name="P9" draw:layer="layout" svg:x1="9.08cm" svg:y1="11.777cm" svg:x2="11.937cm" svg:y2="11.777cm">
            <text:p/>
          </draw:line>
          <draw:line draw:style-name="gr109" draw:text-style-name="P9" draw:layer="layout" svg:x1="9.081cm" svg:y1="12.777cm" svg:x2="11.938cm" svg:y2="12.777cm">
            <text:p/>
          </draw:line>
          <draw:line draw:style-name="gr109" draw:text-style-name="P9" draw:layer="layout" svg:x1="9.081cm" svg:y1="13.777cm" svg:x2="11.938cm" svg:y2="13.777cm">
            <text:p/>
          </draw:line>
          <draw:line draw:style-name="gr109" draw:text-style-name="P9" draw:layer="layout" svg:x1="9.081cm" svg:y1="14.777cm" svg:x2="11.938cm" svg:y2="14.777cm">
            <text:p/>
          </draw:line>
          <draw:line draw:style-name="gr109" draw:text-style-name="P9" draw:layer="layout" svg:x1="9.081cm" svg:y1="15.777cm" svg:x2="11.938cm" svg:y2="15.777cm">
            <text:p/>
          </draw:line>
        </draw:g>
        <draw:g draw:style-name="gr107">
          <draw:custom-shape draw:style-name="gr108" draw:text-style-name="P37" draw:layer="layout" svg:width="2.857cm" svg:height="5.887cm" svg:x="15.456cm" svg:y="10.842cm">
            <text:p/>
            <draw:enhanced-geometry svg:viewBox="0 0 21600 21600" draw:type="rectangle" draw:enhanced-path="M 0 0 L 21600 0 21600 21600 0 21600 0 0 Z N"/>
          </draw:custom-shape>
          <draw:line draw:style-name="gr109" draw:text-style-name="P9" draw:layer="layout" svg:x1="15.456cm" svg:y1="11.777cm" svg:x2="18.313cm" svg:y2="11.777cm">
            <text:p/>
          </draw:line>
          <draw:line draw:style-name="gr109" draw:text-style-name="P9" draw:layer="layout" svg:x1="15.457cm" svg:y1="12.777cm" svg:x2="18.314cm" svg:y2="12.777cm">
            <text:p/>
          </draw:line>
          <draw:line draw:style-name="gr109" draw:text-style-name="P9" draw:layer="layout" svg:x1="15.457cm" svg:y1="13.777cm" svg:x2="18.314cm" svg:y2="13.777cm">
            <text:p/>
          </draw:line>
          <draw:line draw:style-name="gr109" draw:text-style-name="P9" draw:layer="layout" svg:x1="15.457cm" svg:y1="14.777cm" svg:x2="18.314cm" svg:y2="14.777cm">
            <text:p/>
          </draw:line>
          <draw:line draw:style-name="gr109" draw:text-style-name="P9" draw:layer="layout" svg:x1="15.457cm" svg:y1="15.777cm" svg:x2="18.314cm" svg:y2="15.777cm">
            <text:p/>
          </draw:line>
        </draw:g>
        <draw:frame draw:style-name="gr110" draw:text-style-name="P58" draw:layer="layout" svg:width="2.858cm" svg:height="0.962cm" svg:x="2.587cm" svg:y="5.183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2" draw:text-style-name="P59" draw:layer="layout" svg:width="0.318cm" svg:height="0.318cm" svg:x="14.409cm" svg:y="6.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9.414cm" svg:y="2.652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2.642cm" svg:y="5.022cm">
          <text:p text:style-name="P3">User</text:p>
          <draw:enhanced-geometry svg:viewBox="0 0 21600 21600" draw:type="rectangle" draw:enhanced-path="M 0 0 L 21600 0 21600 21600 0 21600 0 0 Z N"/>
        </draw:custom-shape>
        <draw:line draw:style-name="gr115" draw:text-style-name="P9" draw:layer="layout" svg:x1="23.742cm" svg:y1="4.875cm" svg:x2="22.472cm" svg:y2="3.922cm">
          <text:p/>
        </draw:line>
        <draw:line draw:style-name="gr116" draw:text-style-name="P9" draw:layer="layout" svg:x1="20.367cm" svg:y1="3.922cm" svg:x2="19.097cm" svg:y2="4.875cm">
          <text:p/>
        </draw:line>
        <draw:frame draw:style-name="gr117" draw:text-style-name="P60" draw:layer="layout" svg:width="4.364cm" svg:height="1.895cm" svg:x="8.383cm" svg:y="0.375cm">
          <draw:text-box>
            <text:p><text:span text:style-name="T6">{</text:span></text:p>
            <text:p><text:span text:style-name="T6"><text:s text:c="3"/>Target: “abc:cda:veb”,</text:span></text:p>
            <text:p><text:span text:style-name="T6"><text:s text:c="3"/>Payload: “…...”</text:span></text:p>
            <text:p><text:span text:style-name="T6">}</text:span></text:p>
          </draw:text-box>
        </draw:frame>
        <draw:custom-shape draw:style-name="gr106" draw:text-style-name="P37"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page>
      <draw:page draw:name="page10" draw:style-name="dp1" draw:master-page-name="Default">
        <draw:custom-shape draw:style-name="gr118" draw:text-style-name="P61" draw:layer="layout" svg:width="20.955cm" svg:height="10.478cm" svg:x="1.952cm" svg:y="7.032cm">
          <text:p/>
          <draw:enhanced-geometry svg:viewBox="0 0 21600 21600" draw:type="rectangle" draw:enhanced-path="M 0 0 L 21600 0 21600 21600 0 21600 0 0 Z N"/>
        </draw:custom-shape>
        <draw:custom-shape draw:style-name="gr106" draw:text-style-name="P37" xml:id="id80" draw:id="id80" draw:layer="layout" svg:width="3.493cm" svg:height="2.222cm" svg:x="5.905cm" svg:y="8.131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1" draw:id="id81" draw:layer="layout" svg:width="3.493cm" svg:height="2.222cm" svg:x="12.255cm" svg:y="8.1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2" draw:id="id82" draw:layer="layout" svg:width="3.493cm" svg:height="2.222cm" svg:x="18.288cm" svg:y="10.73cm">
          <text:p text:style-name="P3">Agent</text:p>
          <draw:enhanced-geometry svg:viewBox="0 0 21600 21600" draw:mirror-vertical="false" draw:mirror-horizontal="false" draw:type="rectangle" draw:enhanced-path="M 0 0 L 21600 0 21600 21600 0 21600 0 0 Z N"/>
        </draw:custom-shape>
        <draw:connector draw:style-name="gr119" draw:text-style-name="P3" draw:layer="layout" svg:x1="14.018cm" svg:y1="3.368cm" svg:x2="7.651cm" svg:y2="8.131cm" draw:start-shape="id79" draw:start-glue-point="2" draw:end-shape="id80" draw:end-glue-point="0" svg:d="M14018 3368v2381h-6367v2382" svg:viewBox="0 0 6368 4764">
          <text:p/>
        </draw:connector>
        <draw:connector draw:style-name="gr119" draw:text-style-name="P3" draw:layer="layout" svg:x1="14.018cm" svg:y1="3.368cm" svg:x2="14.001cm" svg:y2="8.13cm" draw:start-shape="id79" draw:start-glue-point="2" draw:end-shape="id81" draw:end-glue-point="0" svg:d="M14018 3368v2381h-17v2381" svg:viewBox="0 0 18 4763">
          <text:p/>
        </draw:connector>
        <draw:connector draw:style-name="gr120" draw:text-style-name="P3" draw:layer="layout" draw:line-skew="-1.287cm" svg:x1="14.018cm" svg:y1="3.368cm" svg:x2="20.034cm" svg:y2="10.73cm" draw:start-shape="id79" draw:start-glue-point="2" draw:end-shape="id82" draw:end-glue-point="0" svg:d="M14018 3368v2394h6016v4968" svg:viewBox="0 0 6017 7363">
          <text:p/>
        </draw:connector>
        <draw:g draw:style-name="gr107">
          <draw:custom-shape draw:style-name="gr108" draw:text-style-name="P37" draw:layer="layout" svg:width="2.857cm" svg:height="5.887cm" svg:x="6.223cm" svg:y="10.67cm">
            <text:p/>
            <draw:enhanced-geometry svg:viewBox="0 0 21600 21600" draw:type="rectangle" draw:enhanced-path="M 0 0 L 21600 0 21600 21600 0 21600 0 0 Z N"/>
          </draw:custom-shape>
          <draw:line draw:style-name="gr109" draw:text-style-name="P9" draw:layer="layout" svg:x1="6.223cm" svg:y1="11.605cm" svg:x2="9.08cm" svg:y2="11.605cm">
            <text:p/>
          </draw:line>
          <draw:line draw:style-name="gr109" draw:text-style-name="P9" draw:layer="layout" svg:x1="6.224cm" svg:y1="12.605cm" svg:x2="9.081cm" svg:y2="12.605cm">
            <text:p/>
          </draw:line>
          <draw:line draw:style-name="gr109" draw:text-style-name="P9" draw:layer="layout" svg:x1="6.224cm" svg:y1="13.605cm" svg:x2="9.081cm" svg:y2="13.605cm">
            <text:p/>
          </draw:line>
          <draw:line draw:style-name="gr109" draw:text-style-name="P9" draw:layer="layout" svg:x1="6.224cm" svg:y1="14.605cm" svg:x2="9.081cm" svg:y2="14.605cm">
            <text:p/>
          </draw:line>
          <draw:line draw:style-name="gr109" draw:text-style-name="P9" draw:layer="layout" svg:x1="6.224cm" svg:y1="15.605cm" svg:x2="9.081cm" svg:y2="15.605cm">
            <text:p/>
          </draw:line>
        </draw:g>
        <draw:g draw:style-name="gr107">
          <draw:custom-shape draw:style-name="gr108" draw:text-style-name="P37" draw:layer="layout" svg:width="2.857cm" svg:height="5.887cm" svg:x="12.599cm" svg:y="10.67cm">
            <text:p/>
            <draw:enhanced-geometry svg:viewBox="0 0 21600 21600" draw:type="rectangle" draw:enhanced-path="M 0 0 L 21600 0 21600 21600 0 21600 0 0 Z N"/>
          </draw:custom-shape>
          <draw:line draw:style-name="gr109" draw:text-style-name="P9" draw:layer="layout" svg:x1="12.599cm" svg:y1="11.605cm" svg:x2="15.456cm" svg:y2="11.605cm">
            <text:p/>
          </draw:line>
          <draw:line draw:style-name="gr109" draw:text-style-name="P9" draw:layer="layout" svg:x1="12.6cm" svg:y1="12.605cm" svg:x2="15.457cm" svg:y2="12.605cm">
            <text:p/>
          </draw:line>
          <draw:line draw:style-name="gr109" draw:text-style-name="P9" draw:layer="layout" svg:x1="12.6cm" svg:y1="13.605cm" svg:x2="15.457cm" svg:y2="13.605cm">
            <text:p/>
          </draw:line>
          <draw:line draw:style-name="gr109" draw:text-style-name="P9" draw:layer="layout" svg:x1="12.6cm" svg:y1="14.605cm" svg:x2="15.457cm" svg:y2="14.605cm">
            <text:p/>
          </draw:line>
          <draw:line draw:style-name="gr109" draw:text-style-name="P9" draw:layer="layout" svg:x1="12.6cm" svg:y1="15.605cm" svg:x2="15.457cm" svg:y2="15.605cm">
            <text:p/>
          </draw:line>
        </draw:g>
        <draw:frame draw:style-name="gr110" draw:text-style-name="P58" draw:layer="layout" svg:width="2.857cm" svg:height="0.962cm" svg:x="1.635cm" svg:y="6.08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3" draw:text-style-name="P37" xml:id="id79" draw:id="id79" draw:layer="layout" svg:width="3.81cm" svg:height="0.953cm" svg:x="12.113cm" svg:y="2.415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3.712cm" svg:y="4.957cm">
          <text:p text:style-name="P3">User</text:p>
          <draw:enhanced-geometry svg:viewBox="0 0 21600 21600" draw:type="rectangle" draw:enhanced-path="M 0 0 L 21600 0 21600 21600 0 21600 0 0 Z N"/>
        </draw:custom-shape>
        <draw:line draw:style-name="gr115" draw:text-style-name="P9" draw:layer="layout" svg:x1="25.447cm" svg:y1="4.81cm" svg:x2="16.875cm" svg:y2="3.222cm">
          <text:p/>
        </draw:line>
        <draw:custom-shape draw:style-name="gr106" draw:text-style-name="P37" draw:layer="layout" svg:width="3.493cm" svg:height="2.222cm" svg:x="5.905cm" svg:y="8.131cm">
          <text:p text:style-name="P3">AIA Server</text:p>
          <draw:enhanced-geometry svg:viewBox="0 0 21600 21600" draw:mirror-vertical="false" draw:mirror-horizontal="false" draw:type="rectangle" draw:enhanced-path="M 0 0 L 21600 0 21600 21600 0 21600 0 0 Z N"/>
        </draw:custom-shape>
      </draw:page>
      <draw:page draw:name="page11" draw:style-name="dp1" draw:master-page-name="Default">
        <draw:frame draw:style-name="gr110" draw:text-style-name="P58" draw:layer="layout" svg:width="2.858cm" svg:height="0.962cm" svg:x="1.952cm" svg:y="3.54cm">
          <draw:text-box>
            <text:p>Device</text:p>
          </draw:text-box>
        </draw:frame>
        <draw:frame draw:style-name="gr111" draw:text-style-name="P58" draw:layer="layout" svg:width="2.858cm" svg:height="0.988cm" svg:x="1.952cm" svg:y="12.747cm">
          <draw:text-box>
            <text:p>Target</text:p>
          </draw:text-box>
        </draw:frame>
        <draw:custom-shape draw:style-name="gr121" draw:text-style-name="P37" xml:id="id83" draw:id="id83" draw:layer="layout" svg:width="6.35cm" svg:height="1.588cm" svg:x="10.207cm" svg:y="7.667cm">
          <text:p text:style-name="P3">Interact Specialized Agent</text:p>
          <draw:enhanced-geometry svg:viewBox="0 0 21600 21600" draw:type="rectangle" draw:enhanced-path="M 0 0 L 21600 0 21600 21600 0 21600 0 0 Z N"/>
        </draw:custom-shape>
        <draw:frame draw:style-name="gr110" draw:text-style-name="P58" draw:layer="layout" svg:width="2.858cm" svg:height="0.962cm" svg:x="1.952cm" svg:y="7.975cm">
          <draw:text-box>
            <text:p>Device</text:p>
          </draw:text-box>
        </draw:frame>
        <draw:custom-shape draw:style-name="gr105" draw:text-style-name="P37" xml:id="id87" draw:id="id87" draw:layer="layout" svg:width="5.08cm" svg:height="1.588cm" svg:x="10.842cm" svg:y="3.539cm">
          <text:p text:style-name="P3">Senses</text:p>
          <draw:enhanced-geometry svg:viewBox="0 0 21600 21600" draw:type="rectangle" draw:enhanced-path="M 0 0 L 21600 0 21600 21600 0 21600 0 0 Z N"/>
        </draw:custom-shape>
        <draw:custom-shape draw:style-name="gr106" draw:text-style-name="P37" xml:id="id84" draw:id="id84" draw:layer="layout" svg:width="3.493cm" svg:height="2.222cm" svg:x="5.44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5" draw:id="id85" draw:layer="layout" svg:width="3.493cm" svg:height="2.222cm" svg:x="11.63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6" draw:id="id86" draw:layer="layout" svg:width="3.493cm" svg:height="2.222cm" svg:x="17.509cm" svg:y="12.43cm">
          <text:p text:style-name="P3">Agent</text:p>
          <draw:enhanced-geometry svg:viewBox="0 0 21600 21600" draw:mirror-vertical="false" draw:mirror-horizontal="false" draw:type="rectangle" draw:enhanced-path="M 0 0 L 21600 0 21600 21600 0 21600 0 0 Z N"/>
        </draw:custom-shape>
        <draw:connector draw:style-name="gr122" draw:text-style-name="P3" draw:layer="layout" svg:x1="13.382cm" svg:y1="9.255cm" svg:x2="7.19cm" svg:y2="12.43cm" draw:start-shape="id83" draw:start-glue-point="2" draw:end-shape="id84" draw:end-glue-point="0" svg:d="M13382 9255v1588h-6192v1587" svg:viewBox="0 0 6193 3176">
          <text:p/>
        </draw:connector>
        <draw:connector draw:style-name="gr122" draw:text-style-name="P3" draw:layer="layout" svg:x1="13.382cm" svg:y1="9.255cm" svg:x2="13.38cm" svg:y2="12.43cm" draw:start-shape="id83" draw:start-glue-point="2" draw:end-shape="id85" draw:end-glue-point="0" svg:d="M13382 9255v1588h-2v1587" svg:viewBox="0 0 3 3176">
          <text:p/>
        </draw:connector>
        <draw:connector draw:style-name="gr122" draw:text-style-name="P3" draw:layer="layout" svg:x1="13.382cm" svg:y1="9.255cm" svg:x2="19.255cm" svg:y2="12.43cm" draw:start-shape="id83" draw:start-glue-point="2" draw:end-shape="id86" draw:end-glue-point="0" svg:d="M13382 9255v1588h5873v1587" svg:viewBox="0 0 5874 3176">
          <text:p/>
        </draw:connector>
        <draw:custom-shape draw:style-name="gr112" draw:text-style-name="P59" draw:layer="layout" svg:width="0.318cm" svg:height="0.318cm" svg:x="10.959cm" svg:y="4.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5.964cm" svg:y="1.323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19.192cm" svg:y="3.693cm">
          <text:p text:style-name="P3">User</text:p>
          <draw:enhanced-geometry svg:viewBox="0 0 21600 21600" draw:type="rectangle" draw:enhanced-path="M 0 0 L 21600 0 21600 21600 0 21600 0 0 Z N"/>
        </draw:custom-shape>
        <draw:line draw:style-name="gr115" draw:text-style-name="P9" draw:layer="layout" svg:x1="20.292cm" svg:y1="3.546cm" svg:x2="19.022cm" svg:y2="2.593cm">
          <text:p/>
        </draw:line>
        <draw:line draw:style-name="gr116" draw:text-style-name="P9" draw:layer="layout" svg:x1="16.917cm" svg:y1="2.593cm" svg:x2="15.647cm" svg:y2="3.546cm">
          <text:p/>
        </draw:line>
        <draw:connector draw:style-name="gr122" draw:text-style-name="P3" draw:layer="layout" svg:x1="13.382cm" svg:y1="5.127cm" svg:x2="13.382cm" svg:y2="7.667cm" draw:start-shape="id87" draw:start-glue-point="2" draw:end-shape="id83" draw:end-glue-point="0" svg:d="M13382 5127v2540" svg:viewBox="0 0 1 2541">
          <text:p/>
        </draw:connector>
      </draw:page>
      <draw:page draw:name="page12" draw:style-name="dp1" draw:master-page-name="Default">
        <draw:custom-shape draw:style-name="gr106" draw:text-style-name="P37"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90" draw:id="id90" draw:layer="layout" svg:width="3.493cm" svg:height="2.222cm" svg:x="15.112cm" svg:y="13.7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91" draw:id="id91" draw:layer="layout" svg:width="3.493cm" svg:height="2.222cm" svg:x="21.145cm" svg:y="13.702cm">
          <text:p text:style-name="P3">Agent</text:p>
          <draw:enhanced-geometry svg:viewBox="0 0 21600 21600" draw:mirror-vertical="false" draw:mirror-horizontal="false" draw:type="rectangle" draw:enhanced-path="M 0 0 L 21600 0 21600 21600 0 21600 0 0 Z N"/>
        </draw:custom-shape>
        <draw:frame draw:style-name="gr110" draw:text-style-name="P58" draw:layer="layout" svg:width="2.858cm" svg:height="0.962cm" svg:x="2.904cm" svg:y="7.35cm">
          <draw:text-box>
            <text:p>Device</text:p>
          </draw:text-box>
        </draw:frame>
        <draw:frame draw:style-name="gr111" draw:text-style-name="P58" draw:layer="layout" svg:width="3.757cm" svg:height="0.988cm" svg:x="2.64cm" svg:y="14.335cm">
          <draw:text-box>
            <text:p>Target</text:p>
          </draw:text-box>
        </draw:frame>
        <draw:custom-shape draw:style-name="gr106" draw:text-style-name="P37" xml:id="id88" draw:id="id88"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5" draw:text-style-name="P37" xml:id="id92" draw:id="id92" draw:layer="layout" svg:width="5.08cm" svg:height="1.588cm" svg:x="16.557cm" svg:y="7.032cm">
          <text:p text:style-name="P3">Interact</text:p>
          <draw:enhanced-geometry svg:viewBox="0 0 21600 21600" draw:type="rectangle" draw:enhanced-path="M 0 0 L 21600 0 21600 21600 0 21600 0 0 Z N"/>
        </draw:custom-shape>
        <draw:custom-shape draw:style-name="gr121" draw:text-style-name="P37" xml:id="id89" draw:id="id89" draw:layer="layout" svg:width="6.35cm" svg:height="1.588cm" svg:x="15.922cm" svg:y="9.889cm">
          <text:p text:style-name="P3">Interact Specialized Agent</text:p>
          <draw:enhanced-geometry svg:viewBox="0 0 21600 21600" draw:type="rectangle" draw:enhanced-path="M 0 0 L 21600 0 21600 21600 0 21600 0 0 Z N"/>
        </draw:custom-shape>
        <draw:connector draw:style-name="gr123" draw:text-style-name="P3" draw:layer="layout" svg:x1="10.508cm" svg:y1="13.703cm" svg:x2="19.097cm" svg:y2="11.477cm" draw:start-shape="id88" draw:start-glue-point="0" draw:end-shape="id89" draw:end-glue-point="2" svg:d="M10508 13703v-1113h8589v-1113" svg:viewBox="0 0 8590 2227">
          <text:p/>
        </draw:connector>
        <draw:connector draw:style-name="gr123" draw:text-style-name="P3" draw:layer="layout" svg:x1="16.858cm" svg:y1="13.702cm" svg:x2="19.097cm" svg:y2="11.477cm" draw:start-shape="id90" draw:start-glue-point="0" draw:end-shape="id89" draw:end-glue-point="2" svg:d="M16858 13702v-1112h2239v-1113" svg:viewBox="0 0 2240 2226">
          <text:p/>
        </draw:connector>
        <draw:connector draw:style-name="gr123" draw:text-style-name="P3" draw:layer="layout" svg:x1="22.891cm" svg:y1="13.702cm" svg:x2="19.097cm" svg:y2="11.477cm" draw:start-shape="id91" draw:start-glue-point="0" draw:end-shape="id89" draw:end-glue-point="2" svg:d="M22891 13702v-1112h-3794v-1113" svg:viewBox="0 0 3795 2226">
          <text:p/>
        </draw:connector>
        <draw:connector draw:style-name="gr123" draw:text-style-name="P3" draw:layer="layout" svg:x1="19.097cm" svg:y1="9.889cm" svg:x2="19.097cm" svg:y2="8.62cm" draw:start-shape="id89" draw:start-glue-point="0" draw:end-shape="id92" draw:end-glue-point="2" svg:d="M19097 9889v-1269" svg:viewBox="0 0 1 1270">
          <text:p/>
        </draw:connector>
        <draw:frame draw:style-name="gr110" draw:text-style-name="P58" draw:layer="layout" svg:width="2.858cm" svg:height="0.962cm" svg:x="2.905cm" svg:y="10.207cm">
          <draw:text-box>
            <text:p>Device</text:p>
          </draw:text-box>
        </draw:frame>
      </draw:page>
      <draw:page draw:name="page13" draw:style-name="dp1" draw:master-page-name="Default">
        <draw:custom-shape draw:style-name="gr124" draw:text-style-name="P62" draw:layer="layout" svg:width="27.305cm" svg:height="20.955cm" svg:x="0.365cm" svg:y="0.365cm">
          <text:p/>
          <draw:enhanced-geometry svg:viewBox="0 0 21600 21600" draw:type="rectangle" draw:enhanced-path="M 0 0 L 21600 0 21600 21600 0 21600 0 0 Z N"/>
        </draw:custom-shape>
        <draw:custom-shape draw:style-name="gr125" draw:text-style-name="P63" draw:layer="layout" svg:width="25.623cm" svg:height="8.89cm" svg:x="1.317cm" svg:y="5.582cm">
          <text:p/>
          <draw:enhanced-geometry svg:viewBox="0 0 21600 21600" draw:type="rectangle" draw:enhanced-path="M 0 0 L 21600 0 21600 21600 0 21600 0 0 Z N"/>
        </draw:custom-shape>
        <draw:custom-shape draw:style-name="gr105" draw:text-style-name="P37" xml:id="id96" draw:id="id96" draw:layer="layout" svg:width="5.08cm" svg:height="1.588cm" svg:x="1.035cm" svg:y="16.695cm">
          <text:p text:style-name="P3">Senses</text:p>
          <draw:enhanced-geometry svg:viewBox="0 0 21600 21600" draw:type="rectangle" draw:enhanced-path="M 0 0 L 21600 0 21600 21600 0 21600 0 0 Z N"/>
        </draw:custom-shape>
        <draw:custom-shape draw:style-name="gr112" draw:text-style-name="P59" draw:layer="layout" svg:width="0.318cm" svg:height="0.318cm" svg:x="5.032cm" svg:y="1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94" draw:id="id94" draw:layer="layout" svg:width="5.08cm" svg:height="1.588cm" svg:x="7.737cm" svg:y="12.249cm">
          <text:p text:style-name="P3">Interaction Servide</text:p>
          <draw:enhanced-geometry svg:viewBox="0 0 21600 21600" draw:mirror-horizontal="false" draw:mirror-vertical="false" draw:type="rectangle" draw:enhanced-path="M 0 0 L 21600 0 21600 21600 0 21600 0 0 Z N"/>
        </draw:custom-shape>
        <draw:custom-shape draw:style-name="gr126" draw:text-style-name="P37" xml:id="id95" draw:id="id95" draw:layer="layout" svg:width="5.303cm" svg:height="1.588cm" svg:x="14.912cm" svg:y="16.695cm">
          <text:p text:style-name="P3">User</text:p>
          <draw:enhanced-geometry svg:viewBox="0 0 21600 21600" draw:type="rectangle" draw:enhanced-path="M 0 0 L 21600 0 21600 21600 0 21600 0 0 Z N"/>
        </draw:custom-shape>
        <draw:custom-shape draw:style-name="gr105" draw:text-style-name="P37" xml:id="id97" draw:id="id97" draw:layer="layout" svg:width="5.08cm" svg:height="1.588cm" svg:x="20.768cm" svg:y="11.297cm">
          <text:p text:style-name="P3">AWS WebSocket</text:p>
          <draw:enhanced-geometry svg:viewBox="0 0 21600 21600" draw:mirror-horizontal="false" draw:mirror-vertical="false" draw:type="rectangle" draw:enhanced-path="M 0 0 L 21600 0 21600 21600 0 21600 0 0 Z N"/>
        </draw:custom-shape>
        <draw:custom-shape draw:style-name="gr127" draw:text-style-name="P3" xml:id="id99" draw:id="id99" draw:layer="layout" svg:width="2.223cm" svg:height="1.588cm" svg:x="21.396cm" svg:y="6.852cm">
          <text:p/>
          <draw:enhanced-geometry svg:viewBox="0 0 21600 21600" draw:type="rectangle" draw:enhanced-path="M 0 0 L 21600 0 21600 21600 0 21600 0 0 Z N"/>
        </draw:custom-shape>
        <draw:custom-shape draw:style-name="gr127" draw:text-style-name="P3" draw:layer="layout" svg:width="2.223cm" svg:height="1.588cm" svg:x="21.596cm" svg:y="7.052cm">
          <text:p/>
          <draw:enhanced-geometry svg:viewBox="0 0 21600 21600" draw:type="rectangle" draw:enhanced-path="M 0 0 L 21600 0 21600 21600 0 21600 0 0 Z N"/>
        </draw:custom-shape>
        <draw:custom-shape draw:style-name="gr127" draw:text-style-name="P3" draw:layer="layout" svg:width="2.223cm" svg:height="1.588cm" svg:x="21.796cm" svg:y="7.252cm">
          <text:p/>
          <draw:enhanced-geometry svg:viewBox="0 0 21600 21600" draw:type="rectangle" draw:enhanced-path="M 0 0 L 21600 0 21600 21600 0 21600 0 0 Z N"/>
        </draw:custom-shape>
        <draw:custom-shape draw:style-name="gr127" draw:text-style-name="P3" draw:layer="layout" svg:width="2.223cm" svg:height="1.588cm" svg:x="21.996cm" svg:y="7.452cm">
          <text:p/>
          <draw:enhanced-geometry svg:viewBox="0 0 21600 21600" draw:type="rectangle" draw:enhanced-path="M 0 0 L 21600 0 21600 21600 0 21600 0 0 Z N"/>
        </draw:custom-shape>
        <draw:custom-shape draw:style-name="gr128" draw:text-style-name="P64" xml:id="id98" draw:id="id98" draw:layer="layout" svg:width="2.223cm" svg:height="1.588cm" svg:x="22.196cm" svg:y="7.652cm">
          <text:p text:style-name="P25"><text:span text:style-name="T4">Stream</text:span></text:p>
          <draw:enhanced-geometry svg:viewBox="0 0 21600 21600" draw:type="rectangle" draw:enhanced-path="M 0 0 L 21600 0 21600 21600 0 21600 0 0 Z N"/>
        </draw:custom-shape>
        <draw:connector draw:style-name="gr92" draw:text-style-name="P3" draw:layer="layout" svg:x1="11.16cm" svg:y1="9.634cm" svg:x2="10.277cm" svg:y2="12.249cm" draw:start-shape="id93" draw:start-glue-point="3" draw:end-shape="id94" draw:end-glue-point="0" svg:d="M11160 9634h-883v2615" svg:viewBox="0 0 884 2616">
          <text:p/>
        </draw:connector>
        <draw:connector draw:style-name="gr129" draw:text-style-name="P3" draw:layer="layout" svg:x1="14.912cm" svg:y1="17.489cm" svg:x2="12.817cm" svg:y2="13.043cm" draw:start-shape="id95" draw:start-glue-point="3" draw:end-shape="id94" draw:end-glue-point="1" svg:d="M14912 17489h-1048v-4446h-1047" svg:viewBox="0 0 2096 4447">
          <text:p/>
        </draw:connector>
        <draw:connector draw:style-name="gr122" draw:text-style-name="P3" draw:layer="layout" svg:x1="6.115cm" svg:y1="17.489cm" svg:x2="7.737cm" svg:y2="13.043cm" draw:start-shape="id96" draw:start-glue-point="1" draw:end-shape="id94" draw:end-glue-point="3" svg:d="M6115 17489h811v-4446h811" svg:viewBox="0 0 1623 4447">
          <text:p/>
        </draw:connector>
        <draw:connector draw:style-name="gr92" draw:text-style-name="P3" draw:layer="layout" svg:x1="23.308cm" svg:y1="11.297cm" svg:x2="23.307cm" svg:y2="9.24cm" draw:start-shape="id97" draw:start-glue-point="0" draw:end-shape="id98" draw:end-glue-point="2" svg:d="M23308 11297v-1028h-1v-1029" svg:viewBox="0 0 2 2058">
          <text:p/>
        </draw:connector>
        <draw:connector draw:style-name="gr92" draw:text-style-name="P3" draw:layer="layout" svg:x1="20.215cm" svg:y1="17.489cm" svg:x2="23.308cm" svg:y2="12.885cm" draw:start-shape="id95" draw:start-glue-point="1" draw:end-shape="id97" draw:end-glue-point="2" svg:d="M20215 17489h3093v-4604" svg:viewBox="0 0 3094 4605">
          <text:p/>
        </draw:connector>
        <draw:connector draw:style-name="gr92" draw:text-style-name="P3" draw:layer="layout" svg:x1="21.396cm" svg:y1="7.646cm" svg:x2="14.97cm" svg:y2="7.657cm" draw:start-shape="id99" draw:start-glue-point="3" draw:end-shape="id100" draw:end-glue-point="1" svg:d="M21396 7646h-3213v11h-3213" svg:viewBox="0 0 6427 12">
          <text:p/>
        </draw:connector>
        <draw:connector draw:style-name="gr92" draw:text-style-name="P3" draw:layer="layout" svg:x1="17.563cm" svg:y1="16.695cm" svg:x2="17.554cm" svg:y2="11.363cm" draw:start-shape="id95" draw:start-glue-point="0" svg:d="M17563 16695v-2916h-9v-2416" svg:viewBox="0 0 10 5333">
          <text:p/>
        </draw:connector>
        <draw:custom-shape draw:style-name="gr130" draw:text-style-name="P37" draw:layer="layout" svg:width="2.857cm" svg:height="1.81cm" svg:x="16.24cm" svg:y="9.71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3.575cm" svg:y1="11.615cm" svg:x2="3.575cm" svg:y2="16.695cm" draw:start-shape="id101" draw:start-glue-point="6" draw:end-shape="id96" draw:end-glue-point="0" svg:d="M3575 11615v5080" svg:viewBox="0 0 1 5081">
          <text:p/>
        </draw:connector>
        <draw:custom-shape draw:style-name="gr130" draw:text-style-name="P37" xml:id="id101" draw:id="id101" draw:layer="layout" svg:width="2.857cm" svg:height="1.81cm" svg:x="2.147cm" svg:y="9.805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131" draw:text-style-name="P37" xml:id="id102" draw:id="id102" draw:layer="layout" svg:width="5.397cm" svg:height="1.905cm" svg:x="10.369cm" svg:y="1cm">
          <text:p text:style-name="P3">Openai API</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range-x-minimum="0" draw:handle-range-x-maximum="10800" draw:handle-position="$0 bottom" draw:handle-position-x="$0" draw:handle-position-y="bottom"/>
          </draw:enhanced-geometry>
        </draw:custom-shape>
        <draw:connector draw:style-name="gr92" draw:text-style-name="P3" draw:layer="layout" svg:x1="13.065cm" svg:y1="6.93cm" svg:x2="13.068cm" svg:y2="2.905cm" draw:start-shape="id100" draw:start-glue-point="0" draw:end-shape="id102" draw:end-glue-point="5" svg:d="M13065 6930v-2013h3v-2012" svg:viewBox="0 0 4 4026">
          <text:p/>
        </draw:connector>
        <draw:custom-shape draw:style-name="gr132" draw:text-style-name="P64" xml:id="id100" draw:id="id100" draw:layer="layout" svg:width="3.81cm" svg:height="1.455cm" svg:x="11.16cm" svg:y="6.93cm">
          <text:p text:style-name="P25"><text:span text:style-name="T4">Decode &amp;</text:span></text:p>
          <text:p text:style-name="P25"><text:span text:style-name="T4">Transcribe</text:span></text:p>
          <draw:enhanced-geometry svg:viewBox="0 0 21600 21600" draw:type="rectangle" draw:enhanced-path="M 0 0 L 21600 0 21600 21600 0 21600 0 0 Z N"/>
        </draw:custom-shape>
        <draw:g draw:style-name="gr107" xml:id="id93" draw:id="id93">
          <draw:custom-shape draw:style-name="gr133" draw:text-style-name="P3" draw:layer="layout" svg:width="1.111cm" svg:height="0.813cm" svg:x="11.16cm" svg:y="9.249cm">
            <text:p/>
            <draw:enhanced-geometry svg:viewBox="0 0 21600 21600" draw:type="rectangle" draw:enhanced-path="M 0 0 L 21600 0 21600 21600 0 21600 0 0 Z N"/>
          </draw:custom-shape>
          <draw:custom-shape draw:style-name="gr134" draw:text-style-name="P3" draw:layer="layout" svg:width="1.111cm" svg:height="0.325cm" svg:x="11.16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3" draw:layer="layout" svg:width="1.111cm" svg:height="0.325cm" svg:x="11.16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3.065cm" svg:y1="8.385cm" svg:x2="12.271cm" svg:y2="9.634cm" draw:start-shape="id100" draw:start-glue-point="2" draw:end-shape="id93" draw:end-glue-point="1" svg:d="M13065 8385v1249h-794" svg:viewBox="0 0 795 1250">
          <text:p/>
        </draw:connector>
        <draw:line draw:style-name="gr135" draw:text-style-name="P9" draw:layer="layout" svg:x1="3.54cm" svg:y1="18.245cm" svg:x2="3.54cm" svg:y2="19.832cm">
          <text:p/>
        </draw:line>
      </draw:page>
      <draw:page draw:name="page14" draw:style-name="dp1" draw:master-page-name="Default">
        <draw:custom-shape draw:style-name="gr136" draw:text-style-name="P63" draw:layer="layout" svg:width="24.43cm" svg:height="8.89cm" svg:x="1.635cm" svg:y="2.891cm">
          <text:p/>
          <draw:enhanced-geometry svg:viewBox="0 0 21600 21600" draw:type="rectangle" draw:enhanced-path="M 0 0 L 21600 0 21600 21600 0 21600 0 0 Z N"/>
        </draw:custom-shape>
        <draw:custom-shape draw:style-name="gr105" draw:text-style-name="P37" xml:id="id104" draw:id="id104" draw:layer="layout" svg:width="5.08cm" svg:height="1.588cm" svg:x="10.327cm" svg:y="9.253cm">
          <text:p text:style-name="P3">Interaction Server</text:p>
          <draw:enhanced-geometry svg:viewBox="0 0 21600 21600" draw:mirror-horizontal="false" draw:mirror-vertical="false" draw:type="rectangle" draw:enhanced-path="M 0 0 L 21600 0 21600 21600 0 21600 0 0 Z N"/>
        </draw:custom-shape>
        <draw:custom-shape draw:style-name="gr126" draw:text-style-name="P37" xml:id="id105" draw:id="id105" draw:layer="layout" svg:width="5.303cm" svg:height="1.588cm" svg:x="10.207cm" svg:y="17.497cm">
          <text:p text:style-name="P3">Client</text:p>
          <draw:enhanced-geometry svg:viewBox="0 0 21600 21600" draw:type="rectangle" draw:enhanced-path="M 0 0 L 21600 0 21600 21600 0 21600 0 0 Z N"/>
        </draw:custom-shape>
        <draw:g draw:style-name="gr107">
          <draw:custom-shape draw:style-name="gr127" draw:text-style-name="P3" xml:id="id106" draw:id="id106" draw:layer="layout" svg:width="2.223cm" svg:height="1.588cm" svg:x="16.463cm" svg:y="3.856cm">
            <text:p/>
            <draw:enhanced-geometry svg:viewBox="0 0 21600 21600" draw:type="rectangle" draw:enhanced-path="M 0 0 L 21600 0 21600 21600 0 21600 0 0 Z N"/>
          </draw:custom-shape>
          <draw:custom-shape draw:style-name="gr127" draw:text-style-name="P3" draw:layer="layout" svg:width="2.223cm" svg:height="1.588cm" svg:x="16.663cm" svg:y="4.056cm">
            <text:p/>
            <draw:enhanced-geometry svg:viewBox="0 0 21600 21600" draw:type="rectangle" draw:enhanced-path="M 0 0 L 21600 0 21600 21600 0 21600 0 0 Z N"/>
          </draw:custom-shape>
          <draw:custom-shape draw:style-name="gr127" draw:text-style-name="P3" draw:layer="layout" svg:width="2.223cm" svg:height="1.588cm" svg:x="16.863cm" svg:y="4.256cm">
            <text:p/>
            <draw:enhanced-geometry svg:viewBox="0 0 21600 21600" draw:type="rectangle" draw:enhanced-path="M 0 0 L 21600 0 21600 21600 0 21600 0 0 Z N"/>
          </draw:custom-shape>
          <draw:custom-shape draw:style-name="gr127" draw:text-style-name="P3" draw:layer="layout" svg:width="2.223cm" svg:height="1.588cm" svg:x="17.063cm" svg:y="4.456cm">
            <text:p/>
            <draw:enhanced-geometry svg:viewBox="0 0 21600 21600" draw:type="rectangle" draw:enhanced-path="M 0 0 L 21600 0 21600 21600 0 21600 0 0 Z N"/>
          </draw:custom-shape>
          <draw:custom-shape draw:style-name="gr127" draw:text-style-name="P3" xml:id="id107" draw:id="id107" draw:layer="layout" svg:width="2.223cm" svg:height="1.588cm" svg:x="17.263cm" svg:y="4.656cm">
            <text:p/>
            <draw:enhanced-geometry svg:viewBox="0 0 21600 21600" draw:type="rectangle" draw:enhanced-path="M 0 0 L 21600 0 21600 21600 0 21600 0 0 Z N"/>
          </draw:custom-shape>
        </draw:g>
        <draw:g draw:style-name="gr107" xml:id="id103" draw:id="id103">
          <draw:custom-shape draw:style-name="gr137" draw:text-style-name="P3" draw:layer="layout" svg:width="2.222cm" svg:height="1.587cm" svg:x="11.775cm" svg:y="3.891cm">
            <text:p/>
            <draw:enhanced-geometry svg:viewBox="0 0 21600 21600" draw:type="rectangle" draw:enhanced-path="M 0 0 L 21600 0 21600 21600 0 21600 0 0 Z N"/>
          </draw:custom-shape>
          <draw:custom-shape draw:style-name="gr138" draw:text-style-name="P3" draw:layer="layout" svg:width="2.222cm" svg:height="0.635cm" svg:x="11.775cm" svg:y="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3" draw:layer="layout" svg:width="2.222cm" svg:height="0.635cm" svg:x="11.776cm" svg:y="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2.886cm" svg:y1="5.761cm" svg:x2="12.867cm" svg:y2="9.253cm" draw:start-shape="id103" draw:start-glue-point="2" draw:end-shape="id104" draw:end-glue-point="0" svg:d="M12886 5761v1746h-19v1746" svg:viewBox="0 0 20 3493">
          <text:p/>
        </draw:connector>
        <draw:connector draw:style-name="gr139" draw:text-style-name="P3" draw:layer="layout" svg:x1="12.858cm" svg:y1="17.497cm" svg:x2="12.867cm" svg:y2="10.841cm" draw:start-shape="id105" draw:start-glue-point="0" draw:end-shape="id104" draw:end-glue-point="2" svg:d="M12858 17497v-3328h9v-3328" svg:viewBox="0 0 10 6657">
          <text:p/>
        </draw:connector>
        <draw:connector draw:style-name="gr92" draw:text-style-name="P3" draw:layer="layout" svg:x1="16.463cm" svg:y1="4.65cm" svg:x2="13.998cm" svg:y2="4.643cm" draw:start-shape="id106" draw:start-glue-point="3" draw:end-shape="id103" draw:end-glue-point="1" svg:d="M16463 4650h-1232v-7h-1233" svg:viewBox="0 0 2466 8">
          <text:p/>
        </draw:connector>
        <draw:connector draw:style-name="gr92" draw:text-style-name="P3" draw:layer="layout" svg:x1="15.51cm" svg:y1="18.291cm" svg:x2="23.421cm" svg:y2="8.367cm" draw:start-shape="id105" draw:start-glue-point="1" svg:d="M15510 18291h4206v-9924h3705" svg:viewBox="0 0 7912 9925">
          <text:p/>
        </draw:connector>
        <draw:custom-shape draw:style-name="gr130" draw:text-style-name="P37" draw:layer="layout" svg:width="2.857cm" svg:height="1.81cm" svg:x="22.107cm" svg:y="6.714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15.407cm" svg:y1="10.047cm" svg:x2="18.374cm" svg:y2="6.244cm" draw:start-shape="id104" draw:start-glue-point="1" draw:end-shape="id107" draw:end-glue-point="2" svg:d="M15407 10047h2967v-3803" svg:viewBox="0 0 2968 3804">
          <text:p/>
        </draw:connector>
        <draw:custom-shape draw:style-name="gr140" draw:text-style-name="P37" xml:id="id109" draw:id="id109" draw:layer="layout" svg:width="3.175cm" svg:height="1.588cm" svg:x="6.322cm" svg:y="9.255cm">
          <text:p text:style-name="P3">API Server</text:p>
          <draw:enhanced-geometry svg:viewBox="0 0 21600 21600" draw:type="rectangle" draw:enhanced-path="M 0 0 L 21600 0 21600 21600 0 21600 0 0 Z N"/>
        </draw:custom-shape>
        <draw:custom-shape draw:style-name="gr140" draw:text-style-name="P37" xml:id="id108" draw:id="id108" draw:layer="layout" svg:width="3.175cm" svg:height="1.588cm" svg:x="2.27cm" svg:y="9.255cm">
          <text:p text:style-name="P3">Auth Server</text:p>
          <draw:enhanced-geometry svg:viewBox="0 0 21600 21600" draw:type="rectangle" draw:enhanced-path="M 0 0 L 21600 0 21600 21600 0 21600 0 0 Z N"/>
        </draw:custom-shape>
        <draw:connector draw:style-name="gr141" draw:text-style-name="P3" draw:layer="layout" svg:x1="10.207cm" svg:y1="18.291cm" svg:x2="3.857cm" svg:y2="10.843cm" draw:start-shape="id105" draw:start-glue-point="3" draw:end-shape="id108" draw:end-glue-point="2" svg:d="M10207 18291h-6350v-7448" svg:viewBox="0 0 6351 7449">
          <text:p/>
        </draw:connector>
        <draw:connector draw:style-name="gr141" draw:text-style-name="P3" draw:layer="layout" svg:x1="7.909cm" svg:y1="9.255cm" svg:x2="11.775cm" svg:y2="4.643cm" draw:start-shape="id109" draw:start-glue-point="0" draw:end-shape="id103" draw:end-glue-point="3" svg:d="M7909 9255v-4612h3866" svg:viewBox="0 0 3867 4613">
          <text:p/>
        </draw:connector>
        <draw:connector draw:style-name="gr141" draw:text-style-name="P3" draw:layer="layout" svg:x1="12.858cm" svg:y1="17.497cm" svg:x2="7.909cm" svg:y2="10.843cm" draw:start-shape="id105" draw:start-glue-point="0" draw:end-shape="id109" draw:end-glue-point="2" svg:d="M12858 17497v-3327h-4949v-3327" svg:viewBox="0 0 4950 6655">
          <text:p/>
        </draw:connector>
      </draw:page>
      <draw:page draw:name="page15" draw:style-name="dp1" draw:master-page-name="Default">
        <draw:custom-shape draw:style-name="gr142" draw:text-style-name="P37" draw:layer="layout" svg:width="4.127cm" svg:height="1.905cm" svg:x="3.54cm" svg:y="1.635cm">
          <text:p text:style-name="P3">Senses</text:p>
          <draw:enhanced-geometry svg:viewBox="0 0 21600 21600" draw:type="rectangle" draw:enhanced-path="M 0 0 L 21600 0 21600 21600 0 21600 0 0 Z N"/>
        </draw:custom-shape>
        <draw:custom-shape draw:style-name="gr142" draw:text-style-name="P37" draw:layer="layout" svg:width="4.127cm" svg:height="1.905cm" svg:x="3.54cm" svg:y="4.775cm">
          <text:p text:style-name="P3">Server</text:p>
          <draw:enhanced-geometry svg:viewBox="0 0 21600 21600" draw:type="rectangle" draw:enhanced-path="M 0 0 L 21600 0 21600 21600 0 21600 0 0 Z N"/>
        </draw:custom-shape>
        <draw:custom-shape draw:style-name="gr142" draw:text-style-name="P37" draw:layer="layout" svg:width="4.127cm" svg:height="1.905cm" svg:x="21.868cm" svg:y="1.635cm">
          <text:p text:style-name="P3">Server</text:p>
          <draw:enhanced-geometry svg:viewBox="0 0 21600 21600" draw:type="rectangle" draw:enhanced-path="M 0 0 L 21600 0 21600 21600 0 21600 0 0 Z N"/>
        </draw:custom-shape>
        <draw:custom-shape draw:style-name="gr142" draw:text-style-name="P37" draw:layer="layout" svg:width="4.127cm" svg:height="1.905cm" svg:x="21.868cm" svg:y="4.775cm">
          <text:p text:style-name="P3">Senses</text:p>
          <draw:enhanced-geometry svg:viewBox="0 0 21600 21600" draw:type="rectangle" draw:enhanced-path="M 0 0 L 21600 0 21600 21600 0 21600 0 0 Z N"/>
        </draw:custom-shape>
        <draw:custom-shape draw:style-name="gr143" draw:text-style-name="P37" draw:layer="layout" svg:width="4.127cm" svg:height="2.857cm" svg:x="3.54cm" svg:y="7.985cm">
          <text:p text:style-name="P3">Target</text:p>
          <draw:enhanced-geometry svg:viewBox="0 0 21600 21600" draw:type="rectangle" draw:enhanced-path="M 0 0 L 21600 0 21600 21600 0 21600 0 0 Z N"/>
        </draw:custom-shape>
        <draw:custom-shape draw:style-name="gr143" draw:text-style-name="P37" draw:layer="layout" svg:width="4.127cm" svg:height="2.857cm" svg:x="21.868cm" svg:y="7.985cm">
          <text:p text:style-name="P3">Senses</text:p>
          <draw:enhanced-geometry svg:viewBox="0 0 21600 21600" draw:type="rectangle" draw:enhanced-path="M 0 0 L 21600 0 21600 21600 0 21600 0 0 Z N"/>
        </draw:custom-shape>
        <draw:frame draw:style-name="gr144" draw:text-style-name="P65" draw:layer="layout" svg:width="6.754cm" svg:height="2.621cm" svg:x="7.667cm" svg:y="1.317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frame draw:style-name="gr145" draw:text-style-name="P65" draw:layer="layout" svg:width="4.926cm" svg:height="1.199cm" svg:x="14.867cm" svg:y="1.318cm">
          <draw:text-box>
            <text:p><text:span text:style-name="T10">* Envia Transcripciones</text:span></text:p>
            <text:p><text:span text:style-name="T10">* Envia Audio original</text:span></text:p>
          </draw:text-box>
        </draw:frame>
        <draw:frame draw:style-name="gr144" draw:text-style-name="P65" draw:layer="layout" svg:width="6.754cm" svg:height="2.621cm" svg:x="7.667cm" svg:y="7.818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page>
      <draw:page draw:name="page16" draw:style-name="dp1" draw:master-page-name="Default">
        <draw:custom-shape draw:style-name="gr146" draw:text-style-name="P3" draw:layer="layout" svg:width="10.16cm" svg:height="11.112cm" svg:x="3.54cm" svg:y="4.175cm">
          <text:p/>
          <draw:enhanced-geometry svg:viewBox="0 0 21600 21600" draw:type="rectangle" draw:enhanced-path="M 0 0 L 21600 0 21600 21600 0 21600 0 0 Z N"/>
        </draw:custom-shape>
        <draw:custom-shape draw:style-name="gr146" draw:text-style-name="P3" draw:layer="layout" svg:width="10.16cm" svg:height="11.112cm" svg:x="14.652cm" svg:y="4.175cm">
          <text:p/>
          <draw:enhanced-geometry svg:viewBox="0 0 21600 21600" draw:type="rectangle" draw:enhanced-path="M 0 0 L 21600 0 21600 21600 0 21600 0 0 Z N"/>
        </draw:custom-shape>
        <draw:frame draw:style-name="gr147" draw:text-style-name="P58" draw:layer="layout" svg:width="4.127cm" svg:height="0.962cm" svg:x="4.81cm" svg:y="2.27cm">
          <draw:text-box>
            <text:p>AI - Agents</text:p>
          </draw:text-box>
        </draw:frame>
        <draw:frame draw:style-name="gr110" draw:text-style-name="P58" draw:layer="layout" svg:width="6.033cm" svg:height="0.962cm" svg:x="15.922cm" svg:y="2.26cm">
          <draw:text-box>
            <text:p>AIA - Tools</text:p>
          </draw:text-box>
        </draw:frame>
        <draw:custom-shape draw:style-name="gr148" draw:text-style-name="P67" draw:layer="layout" svg:width="6.032cm" svg:height="1.27cm" svg:x="4.175cm" svg:y="6.445cm">
          <text:p text:style-name="P66">Visible: true/false</text:p>
          <draw:enhanced-geometry svg:viewBox="0 0 21600 21600" draw:type="rectangle" draw:enhanced-path="M 0 0 L 21600 0 21600 21600 0 21600 0 0 Z N"/>
        </draw:custom-shape>
        <draw:custom-shape draw:style-name="gr149" draw:text-style-name="P67" draw:layer="layout" svg:width="6.033cm" svg:height="1.27cm" svg:x="15.287cm" svg:y="6.445cm">
          <text:p text:style-name="P66">Visible: true/false</text:p>
          <draw:enhanced-geometry svg:viewBox="0 0 21600 21600" draw:type="rectangle" draw:enhanced-path="M 0 0 L 21600 0 21600 21600 0 21600 0 0 Z N"/>
        </draw:custom-shape>
        <draw:custom-shape draw:style-name="gr150" draw:text-style-name="P67" draw:layer="layout" svg:width="6.032cm" svg:height="1.27cm" svg:x="4.175cm" svg:y="4.845cm">
          <text:p text:style-name="P66">Type: AI</text:p>
          <draw:enhanced-geometry svg:viewBox="0 0 21600 21600" draw:type="rectangle" draw:enhanced-path="M 0 0 L 21600 0 21600 21600 0 21600 0 0 Z N"/>
        </draw:custom-shape>
        <draw:custom-shape draw:style-name="gr149" draw:text-style-name="P67" draw:layer="layout" svg:width="6.033cm" svg:height="1.27cm" svg:x="15.287cm" svg:y="4.845cm">
          <text:p text:style-name="P66">Type: AIA</text:p>
          <draw:enhanced-geometry svg:viewBox="0 0 21600 21600" draw:type="rectangle" draw:enhanced-path="M 0 0 L 21600 0 21600 21600 0 21600 0 0 Z N"/>
        </draw:custom-shape>
        <draw:custom-shape draw:style-name="gr148" draw:text-style-name="P67" draw:layer="layout" svg:width="6.032cm" svg:height="1.27cm" svg:x="4.175cm" svg:y="8.045cm">
          <text:p text:style-name="P66">Enabled: true/false</text:p>
          <draw:enhanced-geometry svg:viewBox="0 0 21600 21600" draw:type="rectangle" draw:enhanced-path="M 0 0 L 21600 0 21600 21600 0 21600 0 0 Z N"/>
        </draw:custom-shape>
        <draw:custom-shape draw:style-name="gr149" draw:text-style-name="P67" draw:layer="layout" svg:width="6.033cm" svg:height="1.27cm" svg:x="15.287cm" svg:y="8.045cm">
          <text:p text:style-name="P66">Enabled: true/fals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20 20" svg:d="M0 20l10-20 10 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02T23:33:20.145000000</meta:creation-date>
    <dc:date>2025-08-09T20:48:16.753459000</dc:date>
    <meta:editing-duration>P2DT12H31M48S</meta:editing-duration>
    <meta:editing-cycles>61</meta:editing-cycles>
    <meta:generator>LibreOffice/25.2.5.2$MacOSX_AARCH64 LibreOffice_project/03d19516eb2e1dd5d4ccd751a0d6f35f35e08022</meta:generator>
    <meta:document-statistic meta:object-count="452"/>
  </office:meta>
</office:document-meta>
</file>